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235f4b" officeooo:paragraph-rsid="002a2742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rsid="00235f4b" officeooo:paragraph-rsid="00235f4b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68feb9" officeooo:paragraph-rsid="0068feb9" style:font-weight-asian="bold" style:font-weight-complex="bold"/>
    </style:style>
    <style:style style:name="P5" style:family="paragraph" style:parent-style-name="Standard">
      <style:text-properties fo:font-weight="bold" officeooo:rsid="0068feb9" officeooo:paragraph-rsid="006a2d8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reeMono" fo:font-size="14pt" fo:font-weight="normal" officeooo:rsid="001cbca0" officeooo:paragraph-rsid="001cbca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FreeMono" fo:font-size="14pt" fo:font-weight="normal" officeooo:rsid="001cbca0" officeooo:paragraph-rsid="003b7d2e" style:font-size-asian="14pt" style:font-weight-asian="normal" style:font-size-complex="14pt" style:font-weight-complex="normal"/>
    </style:style>
    <style:style style:name="P8" style:family="paragraph" style:parent-style-name="Text_20_body">
      <style:text-properties style:font-name="FreeMono" fo:font-size="14pt" fo:font-weight="normal" officeooo:rsid="001cbca0" style:font-size-asian="14pt" style:font-weight-asian="normal" style:font-size-complex="14pt" style:font-weight-complex="normal"/>
    </style:style>
    <style:style style:name="P9" style:family="paragraph" style:parent-style-name="Title">
      <style:text-properties style:font-name="FreeMono" fo:font-size="14pt" fo:font-weight="normal" officeooo:rsid="001cbca0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FreeMono"/>
    </style:style>
    <style:style style:name="P11" style:family="paragraph" style:parent-style-name="Standard">
      <style:text-properties style:font-name="FreeMono" fo:font-weight="bold" style:font-weight-asian="bold" style:font-weight-complex="bold"/>
    </style:style>
    <style:style style:name="P12" style:family="paragraph" style:parent-style-name="Standard">
      <style:text-properties style:font-name="FreeMono" fo:font-weight="bold" officeooo:rsid="00690ea1" officeooo:paragraph-rsid="00690ea1" style:font-weight-asian="bold" style:font-weight-complex="bold"/>
    </style:style>
    <style:style style:name="P13" style:family="paragraph" style:parent-style-name="Standard">
      <style:text-properties style:font-name="FreeMono" officeooo:paragraph-rsid="005306e2"/>
    </style:style>
    <style:style style:name="P14" style:family="paragraph" style:parent-style-name="Standard">
      <style:text-properties style:font-name="FreeMono" officeooo:rsid="005411f8" officeooo:paragraph-rsid="005411f8"/>
    </style:style>
    <style:style style:name="P15" style:family="paragraph" style:parent-style-name="Standard">
      <style:text-properties style:font-name="FreeMono" officeooo:rsid="005411f8" officeooo:paragraph-rsid="0058dc13"/>
    </style:style>
    <style:style style:name="P16" style:family="paragraph" style:parent-style-name="Standard">
      <style:text-properties style:font-name="FreeMono" officeooo:paragraph-rsid="005411f8"/>
    </style:style>
    <style:style style:name="P17" style:family="paragraph" style:parent-style-name="Standard">
      <style:text-properties style:font-name="FreeMono" officeooo:rsid="0058dc13" officeooo:paragraph-rsid="0058dc13"/>
    </style:style>
    <style:style style:name="P18" style:family="paragraph" style:parent-style-name="Standard">
      <style:text-properties style:font-name="FreeMono" officeooo:paragraph-rsid="0059f70e"/>
    </style:style>
    <style:style style:name="P19" style:family="paragraph" style:parent-style-name="Standard">
      <style:text-properties style:font-name="FreeMono" officeooo:rsid="0061b94f" officeooo:paragraph-rsid="0061b94f"/>
    </style:style>
    <style:style style:name="P20" style:family="paragraph" style:parent-style-name="Standard">
      <style:text-properties style:font-name="FreeMono" officeooo:paragraph-rsid="003b7d2e"/>
    </style:style>
    <style:style style:name="P21" style:family="paragraph" style:parent-style-name="Title">
      <style:text-properties officeooo:paragraph-rsid="00373180"/>
    </style:style>
    <style:style style:name="P22" style:family="paragraph" style:parent-style-name="Title">
      <style:text-properties officeooo:rsid="00373180" officeooo:paragraph-rsid="00373180"/>
    </style:style>
    <style:style style:name="P23" style:family="paragraph" style:parent-style-name="Standard">
      <style:text-properties officeooo:paragraph-rsid="003b7d2e"/>
    </style:style>
    <style:style style:name="P24" style:family="paragraph" style:parent-style-name="Standard">
      <style:text-properties officeooo:paragraph-rsid="003ba186"/>
    </style:style>
    <style:style style:name="P25" style:family="paragraph" style:parent-style-name="Standard">
      <style:text-properties officeooo:paragraph-rsid="0049d920"/>
    </style:style>
    <style:style style:name="P26" style:family="paragraph" style:parent-style-name="Standard">
      <style:text-properties officeooo:paragraph-rsid="006a2d8c"/>
    </style:style>
    <style:style style:name="P27" style:family="paragraph" style:parent-style-name="Standard" style:list-style-name="">
      <style:text-properties officeooo:rsid="003b7d2e" officeooo:paragraph-rsid="00418c46"/>
    </style:style>
    <style:style style:name="P28" style:family="paragraph" style:parent-style-name="Heading_20_1">
      <style:paragraph-properties fo:text-align="center" style:justify-single-word="false" fo:break-before="page"/>
    </style:style>
    <style:style style:name="P29" style:family="paragraph" style:parent-style-name="Heading_20_1" style:list-style-name="">
      <style:paragraph-properties fo:break-before="page"/>
      <style:text-properties officeooo:rsid="00418c46" officeooo:paragraph-rsid="00418c46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rsid="003da394" officeooo:paragraph-rsid="003da394"/>
    </style:style>
    <style:style style:name="P32" style:family="paragraph" style:parent-style-name="Heading_20_1">
      <style:paragraph-properties fo:break-before="page"/>
      <style:text-properties officeooo:rsid="003b7d2e" officeooo:paragraph-rsid="003b7d2e"/>
    </style:style>
    <style:style style:name="T1" style:family="text">
      <style:text-properties officeooo:rsid="002a2742"/>
    </style:style>
    <style:style style:name="T2" style:family="text">
      <style:text-properties officeooo:rsid="0028aa69"/>
    </style:style>
    <style:style style:name="T3" style:family="text">
      <style:text-properties officeooo:rsid="00373180"/>
    </style:style>
    <style:style style:name="T4" style:family="text">
      <style:text-properties officeooo:rsid="003b7d2e"/>
    </style:style>
    <style:style style:name="T5" style:family="text">
      <style:text-properties officeooo:rsid="0045c42b"/>
    </style:style>
    <style:style style:name="T6" style:family="text">
      <style:text-properties officeooo:rsid="0046aa75"/>
    </style:style>
    <style:style style:name="T7" style:family="text">
      <style:text-properties officeooo:rsid="0046b396"/>
    </style:style>
    <style:style style:name="T8" style:family="text">
      <style:text-properties officeooo:rsid="0048a9a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5c42b" style:font-weight-asian="bold" style:font-weight-complex="bold"/>
    </style:style>
    <style:style style:name="T11" style:family="text">
      <style:text-properties fo:font-weight="bold" officeooo:rsid="003b7d2e" style:font-weight-asian="bold" style:font-weight-complex="bold"/>
    </style:style>
    <style:style style:name="T12" style:family="text">
      <style:text-properties fo:font-weight="bold" officeooo:rsid="0046aa75" style:font-weight-asian="bold" style:font-weight-complex="bold"/>
    </style:style>
    <style:style style:name="T13" style:family="text">
      <style:text-properties fo:font-weight="bold" officeooo:rsid="0046b396" style:font-weight-asian="bold" style:font-weight-complex="bold"/>
    </style:style>
    <style:style style:name="T14" style:family="text">
      <style:text-properties fo:font-weight="bold" officeooo:rsid="0048a9a6" style:font-weight-asian="bold" style:font-weight-complex="bold"/>
    </style:style>
    <style:style style:name="T15" style:family="text">
      <style:text-properties fo:font-weight="bold" officeooo:rsid="00511d43" style:font-weight-asian="bold" style:font-weight-complex="bold"/>
    </style:style>
    <style:style style:name="T16" style:family="text">
      <style:text-properties fo:font-weight="bold" officeooo:rsid="005dcbea" style:font-weight-asian="bold" style:font-weight-complex="bold"/>
    </style:style>
    <style:style style:name="T17" style:family="text">
      <style:text-properties officeooo:rsid="0050d277"/>
    </style:style>
    <style:style style:name="T18" style:family="text">
      <style:text-properties officeooo:rsid="005306e2"/>
    </style:style>
    <style:style style:name="T19" style:family="text">
      <style:text-properties officeooo:rsid="005411f8"/>
    </style:style>
    <style:style style:name="T20" style:family="text">
      <style:text-properties officeooo:rsid="0055eec6"/>
    </style:style>
    <style:style style:name="T21" style:family="text">
      <style:text-properties officeooo:rsid="0058b80e"/>
    </style:style>
    <style:style style:name="T22" style:family="text">
      <style:text-properties officeooo:rsid="0058dc13"/>
    </style:style>
    <style:style style:name="T23" style:family="text">
      <style:text-properties officeooo:rsid="00670271"/>
    </style:style>
    <style:style style:name="T24" style:family="text">
      <style:text-properties officeooo:rsid="0067a278"/>
    </style:style>
    <style:style style:name="T25" style:family="text">
      <style:text-properties officeooo:rsid="0068c7bc"/>
    </style:style>
    <style:style style:name="T26" style:family="text">
      <style:text-properties officeooo:rsid="006a2d8c"/>
    </style:style>
    <style:style style:name="T27" style:family="text">
      <style:text-properties officeooo:rsid="006c95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P21"/>
      <text:p text:style-name="Title"/>
      <text:p text:style-name="P21"/>
      <text:p text:style-name="P22">TAROT</text:p>
      <text:p text:style-name="P22">RIDER-WAITE</text:p>
      <text:p text:style-name="Title"><text:line-break/><text:line-break/><text:line-break/></text:p>
      <text:p text:style-name="Title"/>
      <text:p text:style-name="P9"/>
      <text:p text:style-name="P8"/>
      <text:p text:style-name="P6"/>
      <text:p text:style-name="P6"/>
      <text:p text:style-name="P6"/>
      <text:p text:style-name="P6"/>
      <text:p text:style-name="P6"/>
      <text:p text:style-name="P6"><text:span text:style-name="T2">E</text:span>ric<text:span text:style-name="T3">h</text:span> S<text:span text:style-name="T3">al'hazar</text:span><text:span text:style-name="T2">, 202</text:span><text:span text:style-name="T3">4</text:span><text:span text:style-name="T2">-1</text:span><text:span text:style-name="T3">1</text:span><text:span text:style-name="T2">-</text:span><text:span text:style-name="T3">0</text:span><text:span text:style-name="T27">7</text:span></text:p>
      <text:h text:style-name="P28" text:outline-level="1"><text:bookmark-start text:name="INDEX"/>INDEX<text:bookmark-end text:name="INDEX"/></text:h>
      <text:p text:style-name="P6"/>
      <text:p text:style-name="Standard">LINKS</text:p>
      <text:p text:style-name="Standard"/>
      <text:p text:style-name="Standard">GREATER (MAJOR) ARCANA</text:p>
      <text:p text:style-name="Standard"/>
      <text:p text:style-name="Standard">LESSER (MINOR) ARCANA</text:p>
      <text:p text:style-name="Standard"/>
      <text:p text:style-name="Standard">WANDS</text:p>
      <text:p text:style-name="Standard"/>
      <text:p text:style-name="Standard">CUPS<text:line-break/></text:p>
      <text:p text:style-name="Standard">SWORDS</text:p>
      <text:p text:style-name="Standard"/>
      <text:p text:style-name="Standard">PENTACLES</text:p>
      <text:p text:style-name="P7"/>
      <text:p text:style-name="P6"/>
      <text:p text:style-name="P6"/>
      <text:h text:style-name="P29" text:outline-level="1">LINKS</text:h>
      <text:h text:style-name="P27" text:outline-level="1">https://en.wikipedia.org/wiki/Rider-Waite_tarot_deck</text:h>
      <text:p text:style-name="Standard"/>
      <text:p text:style-name="Standard"/>
      <text:h text:style-name="P30" text:outline-level="1">GREATER<text:span text:style-name="T17"> (MAJOR)</text:span> ARCANA</text:h>
      <text:p text:style-name="P10"/>
      <text:p text:style-name="P11">THE FOOL, O</text:p>
      <text:p text:style-name="P10">https://en.wikipedia.org/wiki/The_Fool_(Tarot_card)</text:p>
      <text:p text:style-name="P10"/>
      <text:p text:style-name="P11">THE MAGICIAN, I</text:p>
      <text:p text:style-name="P10">https://en.wikipedia.org/wiki/The_Magician_(Tarot_card)</text:p>
      <text:p text:style-name="P11"/>
      <text:p text:style-name="P11">THE HIGH PRIESTESS, II</text:p>
      <text:p text:style-name="P10">https://en.wikipedia.org/wiki/The_High_Priestess_(Tarot_card)</text:p>
      <text:p text:style-name="P11"/>
      <text:p text:style-name="P11">THE EMPRESS, III</text:p>
      <text:p text:style-name="P10">https://en.wikipedia.org/wiki/The_Empress_(Tarot_card)</text:p>
      <text:p text:style-name="P11"/>
      <text:p text:style-name="P11">THE EMPEROR, IV</text:p>
      <text:p text:style-name="P10">https://en.wikipedia.org/wiki/The_Emperor_(Tarot_card)</text:p>
      <text:p text:style-name="P11"/>
      <text:p text:style-name="P11">THE HIEROPHANT, V</text:p>
      <text:p text:style-name="P10">https://en.wikipedia.org/wiki/The_Hierophant_(Tarot_card)</text:p>
      <text:p text:style-name="P11"/>
      <text:p text:style-name="P11">THE LOVERS, VI</text:p>
      <text:p text:style-name="P10">https://en.wikipedia.org/wiki/The_Lovers_(Tarot_card)</text:p>
      <text:p text:style-name="P11"/>
      <text:p text:style-name="P11">THE CHARIOT, VII</text:p>
      <text:p text:style-name="P10">https://en.wikipedia.org/wiki/The_Chariot_(Tarot_card)</text:p>
      <text:p text:style-name="P11"/>
      <text:p text:style-name="P11">THE STRENGHT, VIII</text:p>
      <text:p text:style-name="P10">https://en.wikipedia.org/wiki/Strength_(Tarot_card)</text:p>
      <text:p text:style-name="P11"/>
      <text:p text:style-name="P11">THE HERMIT, IX</text:p>
      <text:p text:style-name="P10">https://en.wikipedia.org/wiki/The_Hermit_(Tarot_card)</text:p>
      <text:p text:style-name="P10"/>
      <text:p text:style-name="P11">THE FORTUNE WHEEL, X</text:p>
      <text:p text:style-name="P10">https://en.wikipedia.org/wiki/Wheel_of_Fortune_(Tarot_card)</text:p>
      <text:p text:style-name="P10"/>
      <text:p text:style-name="P11">THE JUSTICE, XI</text:p>
      <text:p text:style-name="P10">https://en.wikipedia.org/wiki/Justice_(Tarot_card)</text:p>
      <text:p text:style-name="P10"/>
      <text:p text:style-name="P11">THE HANGED MAN, XII</text:p>
      <text:p text:style-name="P10">https://en.wikipedia.org/wiki/The_Hanged_Man_(tarot_card)</text:p>
      <text:p text:style-name="P10"/>
      <text:p text:style-name="P11">THE DEATH, XIII</text:p>
      <text:p text:style-name="P10">https://en.wikipedia.org/wiki/Death_(Tarot_card)</text:p>
      <text:p text:style-name="P10"/>
      <text:p text:style-name="P11">THE TEMPERANCE, XIV</text:p>
      <text:p text:style-name="P10">https://en.wikipedia.org/wiki/Temperance_(Tarot_card)</text:p>
      <text:p text:style-name="P10"/>
      <text:p text:style-name="P11">THE DEVIL, XV</text:p>
      <text:p text:style-name="P10">https://en.wikipedia.org/wiki/The_Devil_(Tarot_card)</text:p>
      <text:p text:style-name="P10"/>
      <text:p text:style-name="P11">THE TOWER, XVI</text:p>
      <text:p text:style-name="P10">https://en.wikipedia.org/wiki/The_Tower_(Tarot_card)</text:p>
      <text:p text:style-name="P10"/>
      <text:p text:style-name="P11">THE STAR, XVII</text:p>
      <text:p text:style-name="P10">https://en.wikipedia.org/wiki/The_Star_(Tarot_card)</text:p>
      <text:p text:style-name="P10"/>
      <text:p text:style-name="P11">THE MOON, XVIII</text:p>
      <text:p text:style-name="P10">https://en.wikipedia.org/wiki/The_Moon_(Tarot_card)</text:p>
      <text:p text:style-name="P10"/>
      <text:p text:style-name="P11">THE SUN, XIX</text:p>
      <text:p text:style-name="P10">https://en.wikipedia.org/wiki/The_Sun_(Tarot_card)</text:p>
      <text:p text:style-name="P10"/>
      <text:p text:style-name="P11">THE JUDGEMENT, XX</text:p>
      <text:p text:style-name="P10">https://en.wikipedia.org/wiki/Judgement_(Tarot_card)</text:p>
      <text:p text:style-name="P10"/>
      <text:p text:style-name="P11">THE WORLD, XXI</text:p>
      <text:p text:style-name="P10">https://en.wikipedia.org/wiki/The_World_(Tarot_card)</text:p>
      <text:p text:style-name="P10"/>
      <text:p text:style-name="P10"/>
      <text:p text:style-name="P10"/>
      <text:h text:style-name="P31" text:outline-level="1">LESSER<text:span text:style-name="T17"> (MINOR)</text:span> ARCANA</text:h>
      <text:p text:style-name="P11"/>
      <text:p text:style-name="P10"><text:span text:style-name="T9">WANDS</text:span><text:span text:style-name="T15">/</text:span><text:span text:style-name="T16">BATONS/</text:span><text:span text:style-name="T15">CLUBS ♣</text:span><text:span text:style-name="T10"> (</text:span><text:span text:style-name="T11">FIRE</text:span><text:span text:style-name="T10">):</text:span></text:p>
      <text:p text:style-name="P16"><text:span text:style-name="T5"><text:tab/></text:span><text:span text:style-name="T4">Rural </text:span><text:span text:style-name="T5">3rd</text:span><text:span text:style-name="T4"> Estate (Peasants)</text:span><text:span text:style-name="T19">, Working Class</text:span><text:span text:style-name="T5">.</text:span></text:p>
      <text:p text:style-name="P16"><text:span text:style-name="T19"><text:tab/></text:span><text:span text:style-name="T22">Zodiac: </text:span></text:p>
      <text:p text:style-name="P15"><text:tab/><text:span text:style-name="T4">Simplicity, Nature, Will</text:span><text:span text:style-name="T5">, O</text:span><text:span text:style-name="T4">ptimism,</text:span><text:span text:style-name="T5"> I</text:span><text:span text:style-name="T4">nvention</text:span><text:span text:style-name="T7">.</text:span></text:p>
      <text:p text:style-name="P11"/>
      <text:p text:style-name="P18"><text:span text:style-name="T9">CUPS</text:span><text:span text:style-name="T15">/HEARTS ♥</text:span><text:span text:style-name="T12"> (</text:span><text:span text:style-name="T9">WATER</text:span><text:span text:style-name="T12">)</text:span><text:span text:style-name="T10">:</text:span></text:p>
      <text:p text:style-name="P16"><text:span text:style-name="T6"><text:tab/></text:span>First Estate (Clergy), <text:span text:style-name="T20">C</text:span>lergymen and <text:span text:style-name="T20">S</text:span>tatesmen<text:span text:style-name="T20">.</text:span></text:p>
      <text:p text:style-name="P16"><text:span text:style-name="T19"><text:tab/></text:span><text:span text:style-name="T22">Zodiac: </text:span>Cancer, Scorpio and Pisces<text:span text:style-name="T19">.</text:span></text:p>
      <text:p text:style-name="P16"><text:span text:style-name="T19"><text:tab/></text:span>Feelings, Emotions<text:span text:style-name="T7">.</text:span></text:p>
      <text:p text:style-name="P11"/>
      <text:p text:style-name="P18"><text:span text:style-name="T9">SWORDS</text:span><text:span text:style-name="T15">/SPADES ♠</text:span><text:span text:style-name="T13"> (AIR)</text:span><text:span text:style-name="T10">:</text:span></text:p>
      <text:p text:style-name="P10"><text:span text:style-name="T7"><text:tab/></text:span>Second Estate (Nobles), <text:span text:style-name="T20">Military</text:span><text:span text:style-name="T21"> Force.</text:span></text:p>
      <text:p text:style-name="P17"><text:tab/>Zodiac: </text:p>
      <text:p text:style-name="P14"><text:tab/>Movement, Quick Change<text:span text:style-name="T7">.</text:span></text:p>
      <text:p text:style-name="P11"/>
      <text:p text:style-name="P18"><text:span text:style-name="T9">PENTACLES</text:span><text:span text:style-name="T15">/</text:span><text:span text:style-name="T16">COINS/</text:span><text:span text:style-name="T15">DIAMONDS ♦</text:span><text:span text:style-name="T14"> (</text:span><text:span text:style-name="T9">EARTH</text:span><text:span text:style-name="T14">)</text:span><text:span text:style-name="T10">:</text:span></text:p>
      <text:p text:style-name="P13"><text:span text:style-name="T8"><text:tab/></text:span>Urban Third Estate (Lords),<text:span text:style-name="T4"> </text:span><text:span text:style-name="T18">T</text:span><text:span text:style-name="T4">radesmen and </text:span><text:span text:style-name="T18">I</text:span><text:span text:style-name="T4">ndustrial class</text:span><text:span text:style-name="T18">.</text:span></text:p>
      <text:p text:style-name="P13"><text:span text:style-name="T22"><text:tab/>Zodiac: </text:span>Taurus, Virgo &amp; Capricorn<text:span text:style-name="T18">.</text:span></text:p>
      <text:p text:style-name="P13"><text:span text:style-name="T18"><text:tab/></text:span>Physical, Mundane, Possessions.</text:p>
      <text:p text:style-name="P10"/>
      <text:p text:style-name="P10"/>
      <text:p text:style-name="P10"/>
      <text:h text:style-name="P32" text:outline-level="1">WANDS</text:h>
      <text:p text:style-name="Standard"/>
      <text:p text:style-name="P4">ACE OF WANDS:</text:p>
      <text:p text:style-name="Standard">https://en.wikipedia.org/wiki/Ace_of_Wands_(Tarot_card)</text:p>
      <text:p text:style-name="Standard"/>
      <text:p text:style-name="P5"><text:span text:style-name="T26">TWO</text:span> OF WANDS:</text:p>
      <text:p text:style-name="Standard">https://en.wikipedia.org/wiki/Two_of_Wands_(Tarot_card)</text:p>
      <text:p text:style-name="Standard"/>
      <text:p text:style-name="P5"><text:span text:style-name="T26">THREE</text:span> OF WANDS:</text:p>
      <text:p text:style-name="Standard">https://en.wikipedia.org/wiki/Three_of_Wands_(Tarot_card)</text:p>
      <text:p text:style-name="Standard"/>
      <text:p text:style-name="P5"><text:span text:style-name="T26">FOUR</text:span> OF WANDS:</text:p>
      <text:p text:style-name="Standard">https://en.wikipedia.org/wiki/Four_of_Wands_(Tarot_card)</text:p>
      <text:p text:style-name="Standard"/>
      <text:p text:style-name="P5"><text:span text:style-name="T26">FIVE</text:span> OF WANDS:</text:p>
      <text:p text:style-name="Standard">https://en.wikipedia.org/wiki/Five_of_Wands_(Tarot_card)</text:p>
      <text:p text:style-name="Standard"/>
      <text:p text:style-name="P5"><text:span text:style-name="T26">SIX</text:span> OF WANDS:</text:p>
      <text:p text:style-name="P26">https://en.wikipedia.org/wiki/Six_of_Wands</text:p>
      <text:p text:style-name="Standard"/>
      <text:p text:style-name="P5"><text:span text:style-name="T26">SEVEN</text:span> OF WANDS:</text:p>
      <text:p text:style-name="P26">https://en.wikipedia.org/wiki/Seven_of_Wands</text:p>
      <text:p text:style-name="Standard"/>
      <text:p text:style-name="P5"><text:span text:style-name="T26">EIGHT</text:span> OF WANDS:</text:p>
      <text:p text:style-name="P26">https://en.wikipedia.org/wiki/Eight_of_Wands</text:p>
      <text:p text:style-name="Standard"/>
      <text:p text:style-name="P5"><text:span text:style-name="T26">NINE</text:span> OF WANDS:</text:p>
      <text:p text:style-name="P26">https://en.wikipedia.org/wiki/Nine_of_Wands</text:p>
      <text:p text:style-name="Standard"/>
      <text:p text:style-name="P5"><text:span text:style-name="T26">TEN</text:span> OF WANDS:</text:p>
      <text:p text:style-name="Standard">https://en.wikipedia.org/wiki/Ten_of_Wands</text:p>
      <text:p text:style-name="Standard"/>
      <text:p text:style-name="P5"><text:span text:style-name="T26">PAGE</text:span> OF WANDS:</text:p>
      <text:p text:style-name="Standard">https://en.wikipedia.org/wiki/Page_of_Wands</text:p>
      <text:p text:style-name="Standard"/>
      <text:p text:style-name="P5"><text:span text:style-name="T26">KNIGHT</text:span> OF WANDS:</text:p>
      <text:p text:style-name="Standard">https://en.wikipedia.org/wiki/Knight_of_Wands</text:p>
      <text:p text:style-name="Standard"/>
      <text:p text:style-name="P5"><text:span text:style-name="T26">QUEEN</text:span> OF WANDS:</text:p>
      <text:p text:style-name="Standard">https://en.wikipedia.org/wiki/Queen_of_Wands_(Tarot_card)</text:p>
      <text:p text:style-name="Standard"/>
      <text:p text:style-name="P5"><text:span text:style-name="T26">KING</text:span> OF WANDS:</text:p>
      <text:p text:style-name="Standard">https://en.wikipedia.org/wiki/King_of_Wand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2" text:outline-level="1">CUPS</text:h>
      <text:p text:style-name="P10"/>
      <text:p text:style-name="P3">ACE OF CUPS: SATISFACTION</text:p>
      <text:p text:style-name="P10">https://en.wikipedia.org/wiki/Ace_of_Cups</text:p>
      <text:p text:style-name="P10"/>
      <text:p text:style-name="P3">TWO OF CUPS: PARTNERSHIPS</text:p>
      <text:p text:style-name="P10">https://en.wikipedia.org/wiki/Two_of_Cups</text:p>
      <text:p text:style-name="P10"/>
      <text:p text:style-name="P3">THREE OF CUPS: COMMUNITY</text:p>
      <text:p text:style-name="P10">https://en.wikipedia.org/wiki/Three_of_Cups</text:p>
      <text:p text:style-name="P10"/>
      <text:p text:style-name="Standard"><text:span text:style-name="T9">FOUR OF CUPS:</text:span><text:span text:style-name="T23"> </text:span></text:p>
      <text:p text:style-name="P10">https://en.wikipedia.org/wiki/Four_of_Cups</text:p>
      <text:p text:style-name="P10"/>
      <text:p text:style-name="P3">FIVE OF CUPS: SORROW</text:p>
      <text:p text:style-name="P10">https://en.wikipedia.org/wiki/Five_of_Cups</text:p>
      <text:p text:style-name="P10"/>
      <text:p text:style-name="P3">SIX OF CUPS: NOSTALGIA</text:p>
      <text:p text:style-name="P10">https://en.wikipedia.org/wiki/Six_of_Cups</text:p>
      <text:p text:style-name="P10"/>
      <text:p text:style-name="P3">SEVEN OF CUPS: TEMPTATION</text:p>
      <text:p text:style-name="P10">https://en.wikipedia.org/wiki/Seven_of_Cups</text:p>
      <text:p text:style-name="P19"/>
      <text:p text:style-name="P3">EIGHT OF CUPS: RESOLUTION</text:p>
      <text:p text:style-name="P10">https://en.wikipedia.org/wiki/Eight_of_Cups</text:p>
      <text:p text:style-name="P10"/>
      <text:p text:style-name="P3">NINE OF CUPS: SATISFACTION</text:p>
      <text:p text:style-name="P10">https://en.wikipedia.org/wiki/Nine_of_Cups</text:p>
      <text:p text:style-name="P10"/>
      <text:p text:style-name="Standard"><text:span text:style-name="T9">TEN OF CUPS:</text:span><text:span text:style-name="T24"> </text:span></text:p>
      <text:p text:style-name="P10">https://en.wikipedia.org/wiki/Ten_of_Cups</text:p>
      <text:p text:style-name="P10"/>
      <text:p text:style-name="Standard"><text:span text:style-name="T9">PAGE OF CUPS:</text:span><text:span text:style-name="T24"> </text:span></text:p>
      <text:p text:style-name="P10">https://en.wikipedia.org/wiki/Page_of_Cups</text:p>
      <text:p text:style-name="P10"/>
      <text:p text:style-name="Standard"><text:span text:style-name="T9">KNIGHT OF CUPS:</text:span><text:span text:style-name="T24"> </text:span></text:p>
      <text:p text:style-name="P10">https://en.wikipedia.org/wiki/Knight_of_Cups</text:p>
      <text:p text:style-name="P10"/>
      <text:p text:style-name="Standard"><text:span text:style-name="T9">QUEEN OF CUPS:</text:span><text:span text:style-name="T24"> </text:span></text:p>
      <text:p text:style-name="P10">https://en.wikipedia.org/wiki/Queen_of_Cups</text:p>
      <text:p text:style-name="P10"/>
      <text:p text:style-name="Standard"><text:span text:style-name="T9">KING OF CUPS:</text:span><text:span text:style-name="T24"> </text:span></text:p>
      <text:p text:style-name="P10">https://en.wikipedia.org/wiki/King_of_Cups</text:p>
      <text:p text:style-name="P20"/>
      <text:p text:style-name="P20"/>
      <text:p text:style-name="P20"/>
      <text:p text:style-name="P20"/>
      <text:p text:style-name="P20"/>
      <text:p text:style-name="P20"/>
      <text:h text:style-name="P32" text:outline-level="1">SWORDS</text:h>
      <text:p text:style-name="P23"/>
      <text:p text:style-name="P3">ACE OF SWORDS: THE REAVER</text:p>
      <text:p text:style-name="P25">https://en.wikipedia.org/wiki/Ace_of_Swords</text:p>
      <text:p text:style-name="P25"/>
      <text:p text:style-name="P3">TWO OF SWORDS: THE CHOICE</text:p>
      <text:p text:style-name="P25">https://en.wikipedia.org/wiki/Two_of_Swords</text:p>
      <text:p text:style-name="P25"/>
      <text:p text:style-name="P3">THREE OF SWORDS: THE WOUND</text:p>
      <text:p text:style-name="P25">https://en.wikipedia.org/wiki/Three_of_Swords</text:p>
      <text:p text:style-name="P25"/>
      <text:p text:style-name="P3">FOUR OF SWORDS: THE EFFIGY</text:p>
      <text:p text:style-name="P25">https://en.wikipedia.org/wiki/Four_of_Swords</text:p>
      <text:p text:style-name="P24"/>
      <text:p text:style-name="P3">FIVE OF SWORDS: THE TRAITOR</text:p>
      <text:p text:style-name="P25">https://en.wikipedia.org/wiki/Five_of_Swords</text:p>
      <text:p text:style-name="P24"/>
      <text:p text:style-name="P3">SIX OF SWORDS: THE BOATMAN</text:p>
      <text:p text:style-name="P25">https://en.wikipedia.org/wiki/Six_of_Swords</text:p>
      <text:p text:style-name="P25"/>
      <text:p text:style-name="P3">SEVEN OF SWORDS: THE THIEF</text:p>
      <text:p text:style-name="P25">https://en.wikipedia.org/wiki/Seven_of_Swords</text:p>
      <text:p text:style-name="P25"/>
      <text:p text:style-name="P3">EIGHT OF SWORDS: THE PRISONER</text:p>
      <text:p text:style-name="P25">https://en.wikipedia.org/wiki/Eight_of_Swords</text:p>
      <text:p text:style-name="P25"/>
      <text:p text:style-name="P3">NINE OF SWORDS: THE NIGHTMARE</text:p>
      <text:p text:style-name="P25">https://en.wikipedia.org/wiki/Nine_of_Swords</text:p>
      <text:p text:style-name="P25"/>
      <text:p text:style-name="P3">TEN OF SWORDS: THE CORPSE</text:p>
      <text:p text:style-name="P25">https://en.wikipedia.org/wiki/Ten_of_Swords</text:p>
      <text:p text:style-name="P25"/>
      <text:p text:style-name="P3">PAGE OF SWORDS: THE SPY</text:p>
      <text:p text:style-name="P25">https://en.wikipedia.org/wiki/Page_of_Swords</text:p>
      <text:p text:style-name="P24"/>
      <text:p text:style-name="P3">KNIGHT OF SWORDS: THE BERSERKER</text:p>
      <text:p text:style-name="P25">https://en.wikipedia.org/wiki/Knight_of_Swords</text:p>
      <text:p text:style-name="P24"/>
      <text:p text:style-name="P3">QUEEN OF SWORDS: THE WIDOW</text:p>
      <text:p text:style-name="P25">https://en.wikipedia.org/wiki/Queen_of_Swords</text:p>
      <text:p text:style-name="P25"/>
      <text:p text:style-name="P3">KING OF SWORDS: THE WARLORD</text:p>
      <text:p text:style-name="P25">https://en.wikipedia.org/wiki/King_of_Swords</text:p>
      <text:p text:style-name="P24"/>
      <text:p text:style-name="P24"/>
      <text:p text:style-name="P24"/>
      <text:p text:style-name="P24"/>
      <text:p text:style-name="P24"/>
      <text:h text:style-name="P32" text:outline-level="1">PENTACLES<text:span text:style-name="T25">/COINS</text:span></text:h>
      <text:p text:style-name="P10"/>
      <text:p text:style-name="P12">ACE OF PENTACLES:</text:p>
      <text:p text:style-name="P10">https://en.wikipedia.org/wiki/Ace_of_Coins</text:p>
      <text:p text:style-name="P10"/>
      <text:p text:style-name="P12">TWO OF PENTACLES:</text:p>
      <text:p text:style-name="P10">https://en.wikipedia.org/wiki/Two_of_Coins</text:p>
      <text:p text:style-name="P10"/>
      <text:p text:style-name="P12">THREE OF PENTACLES:</text:p>
      <text:p text:style-name="P10">https://en.wikipedia.org/wiki/Three_of_Coins</text:p>
      <text:p text:style-name="P10"/>
      <text:p text:style-name="P12">FOUR OF PENTACLES:</text:p>
      <text:p text:style-name="P10">https://en.wikipedia.org/wiki/Four_of_Coins</text:p>
      <text:p text:style-name="P10"/>
      <text:p text:style-name="P12">FIVE OF PENTACLES:</text:p>
      <text:p text:style-name="P10">https://en.wikipedia.org/wiki/Five_of_Coins</text:p>
      <text:p text:style-name="P10"/>
      <text:p text:style-name="P12">SIX OF PENTACLES:</text:p>
      <text:p text:style-name="P10">https://en.wikipedia.org/wiki/Six_of_Coins</text:p>
      <text:p text:style-name="P10"/>
      <text:p text:style-name="P12">SEVEN OF PENTACLES:</text:p>
      <text:p text:style-name="P10">https://en.wikipedia.org/wiki/Seven_of_Coins</text:p>
      <text:p text:style-name="P10"/>
      <text:p text:style-name="P12">EIGHT OF PENTACLES:</text:p>
      <text:p text:style-name="P10">https://en.wikipedia.org/wiki/Eight_of_Coins</text:p>
      <text:p text:style-name="P10"/>
      <text:p text:style-name="P12">NINE OF PENTACLES:</text:p>
      <text:p text:style-name="P10">https://en.wikipedia.org/wiki/Nine_of_Coins</text:p>
      <text:p text:style-name="P10"/>
      <text:p text:style-name="P12">TEN OF PENTACLES:</text:p>
      <text:p text:style-name="P10">https://en.wikipedia.org/wiki/Ten_of_Coins</text:p>
      <text:p text:style-name="P10"/>
      <text:p text:style-name="P12">PAGE OF PENTACLES:</text:p>
      <text:p text:style-name="P10">https://en.wikipedia.org/wiki/Page_of_Coins</text:p>
      <text:p text:style-name="P10"/>
      <text:p text:style-name="P12">KNIGHT OF PENTACLES:</text:p>
      <text:p text:style-name="P10">https://en.wikipedia.org/wiki/Knight_of_Coins</text:p>
      <text:p text:style-name="P10"/>
      <text:p text:style-name="P12">QUEEN OF PENTACLES:</text:p>
      <text:p text:style-name="P10">https://en.wikipedia.org/wiki/Queen_of_Coins</text:p>
      <text:p text:style-name="P10"/>
      <text:p text:style-name="P12">KING OF PENTACLES:</text:p>
      <text:p text:style-name="P10">https://en.wikipedia.org/wiki/King_of_Coins</text:p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Mono1" fo:font-family="FreeMono" style:font-style-name="Regular" style:font-family-generic="modern" style:font-pitch="fixed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Mono1" fo:font-family="FreeMono" style:font-style-name="Regular" style:font-family-generic="modern" style:font-pitch="fixed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FreeMono1" fo:font-family="FreeMono" style:font-style-name="Regular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.05in" style:contextual-spacing="false"/>
      <style:text-properties fo:font-size="20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6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de" style:family="paragraph" style:parent-style-name="Standard" style:master-page-name="">
      <loext:graphic-properties draw:fill="solid" draw:fill-color="#000000"/>
      <style:paragraph-properties style:page-number="auto" fo:background-color="#000000" fo:padding="0.0598in" fo:border="none">
        <style:tab-stops/>
      </style:paragraph-properties>
      <style:text-properties fo:color="#3faf46" loext:opacity="100%" fo:font-weight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235f4b" officeooo:paragraph-rsid="002a2742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rsid="00235f4b" officeooo:paragraph-rsid="00235f4b" style:font-weight-asian="bold" style:font-weight-complex="bold"/>
    </style:style>
    <style:style style:name="MT1" style:family="text"/>
    <style:style style:name="MT2" style:family="text">
      <style:text-properties officeooo:rsid="002a2742"/>
    </style:style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#INDEX" text:style-name="Internet_20_link" text:visited-style-name="Visited_20_Internet_20_Link">INDEX</text:a> | PAGE <text:page-number text:select-page="current">9</text:page-number><text:span text:style-name="MT2">/</text:span><text:page-count>9</text:page-count></text:p>
      </style:header>
      <style:footer>
        <text:p text:style-name="MP2"><text:a xlink:type="simple" xlink:href="#INDEX" text:style-name="Internet_20_link" text:visited-style-name="Visited_20_Internet_20_Link">INDEX</text:a> | PAGE <text:page-number text:select-page="current">9</text:page-number><text:span text:style-name="MT2">/</text:span><text:page-count>9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rich Sal'azar</meta:initial-creator>
    <meta:creation-date>2022-11-17T18:17:33.012683645</meta:creation-date>
    <meta:generator>LibreOffice/7.3.7.2$Linux_X86_64 LibreOffice_project/30$Build-2</meta:generator>
    <dc:date>2024-11-07T22:23:42.702428907</dc:date>
    <dc:creator>Erich Sal'azar</dc:creator>
    <meta:editing-duration>PT1H58M17S</meta:editing-duration>
    <meta:editing-cycles>67</meta:editing-cycles>
    <meta:document-statistic meta:table-count="0" meta:image-count="0" meta:object-count="0" meta:page-count="9" meta:paragraph-count="194" meta:word-count="450" meta:character-count="5907" meta:non-whitespace-character-count="5626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1.0" VL:creator="Erich Sal'azar" dc:date-time="2023-10-24T16:22:39"/>
</VL:version-list>
</file>